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teamento Dinâmico BGP </text:h>
      <text:p text:style-name="Text_20_body">O roteamento dinâmico BGP ( <text:span text:style-name="Emphasis">Border Gateway Protocol </text:span>) é bem complexo: ele usa o TCP como protocolo de transporte; logo, é possível que dois roteadores formem uma conexão TCP entre eles, e são denominados roteadores de <text:span text:style-name="Emphasis">peer </text:span>. </text:p>
      <text:p text:style-name="Text_20_body">BGP é um protocolo de roteamento entre domínios. A principal função do BGP é fornecer e trocar informações de acessibilidade da rede entre domínios ou sistemas autônomos (AS). O BGP usa a porta TCP 179 como seu protocolo de transporte entre pares ou vizinhos do BGP. O BGP4 foi criado para fornecer roteamento entre domínios sem classe (CIDR), um recurso que não estava presente nas versões anteriores. </text:p>
      <text:p text:style-name="Text_20_body">O BGP geralmente é configurado entre dois roteadores conectados diretamente, que pertencem a diferentes sistemas autônomos. Cada AS está sob administração técnica diferente: geralmente, uma é a empresa e o outro é o provedor de serviços, ou entre diferentes provedores de serviços. </text:p>
      <text:h text:style-name="Heading_20_3" text:outline-level="3">Vamos Praticar </text:h>
      <text:p text:style-name="Text_20_body">Tomando como exemplo uma rede com dois roteadores com roteamento dinâmico BGP, descreva o processo de habilitar o BGP nos roteadores e o processo para formar vizinhos BGP desses roteadores. <text:span text:style-name="Strong_20_Emphasis">Ao final, disponibilize seu trabalho no fórum da seção. </text:span></text:p>
      <text:h text:style-name="Heading_20_1" text:outline-level="1">Referências </text:h>
      <text:p text:style-name="Text_20_body">GUIA de certificação do CCIE roteamento e comutação Exame. <text:span text:style-name="Strong_20_Emphasis">Cisco Press, </text:span>2003. </text:p>
      <text:p text:style-name="Text_20_body">IP routing: BGP configuration guide. <text:span text:style-name="Strong_20_Emphasis">Cisco </text:span>. Disponível em: <text:a xlink:type="simple" xlink:href="http://www.cisco.com/c/en/us/td/docs/ios-xml/ios/iproute_bgp/configuration/xe-16/irg-xe-16-book/configuring-a-basic-bgp-network.html" office:target-frame-name="_blank" xlink:show="new" text:style-name="Internet_20_link" text:visited-style-name="Visited_20_Internet_20_Link">https://www.cisco.com/c/en/us/td/docs/ios-xml/ios/iproute_bgp/configuration/xe-16/irg-xe-16-book/configuring-a-basic-bgp-network.html. </text:a>Acesso em: 11 fev. de 2020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8:28:39.988566442</meta:creation-date>
    <dc:date>2022-09-28T18:29:04.196900504</dc:date>
    <meta:editing-duration>PT24S</meta:editing-duration>
    <meta:editing-cycles>1</meta:editing-cycles>
    <meta:document-statistic meta:table-count="0" meta:image-count="0" meta:object-count="0" meta:page-count="1" meta:paragraph-count="9" meta:word-count="221" meta:character-count="1508" meta:non-whitespace-character-count="1287"/>
    <meta:generator>LibreOffice/7.3.6.2$Linux_X86_64 LibreOffice_project/30$Build-2</meta:generator>
  </office:meta>
</office:document-meta>
</file>